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24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2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22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2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2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1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18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17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14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1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12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1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1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0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048" calcext:value-type="float">
            <text:p>106.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08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0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144" calcext:value-type="float">
            <text:p>106.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0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05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04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472" calcext:value-type="float">
            <text:p>106.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0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328" calcext:value-type="float">
            <text:p>106.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02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136" calcext:value-type="float">
            <text:p>106.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0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200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992" calcext:value-type="float">
            <text:p>106.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9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98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944" calcext:value-type="float">
            <text:p>106.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97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896" calcext:value-type="float">
            <text:p>105.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9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848" calcext:value-type="float">
            <text:p>105.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95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416" calcext:value-type="float">
            <text:p>105.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94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9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656" calcext:value-type="float">
            <text:p>105.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92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9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656" calcext:value-type="float">
            <text:p>105.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9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368" calcext:value-type="float">
            <text:p>105.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8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416" calcext:value-type="float">
            <text:p>105.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88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272" calcext:value-type="float">
            <text:p>105.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87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176" calcext:value-type="float">
            <text:p>105.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8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8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8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176" calcext:value-type="float">
            <text:p>105.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85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792" calcext:value-type="float">
            <text:p>105.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84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0904" calcext:value-type="float">
            <text:p>105.53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7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7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72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368" calcext:value-type="float">
            <text:p>105.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7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264" calcext:value-type="float">
            <text:p>104.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72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7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7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64" calcext:value-type="float">
            <text:p>115.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7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68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058113404701</text:p>
          </table:table-cell>
          <table:table-cell office:value-type="string" calcext:value-type="string">
            <text:p>1965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6" meta:object-count="0"/>
    <meta:user-defined meta:name="AppVersion">3.0</meta:user-defined>
  </office:meta>
</office:document-meta>
</file>